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3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2" table:default-cell-style-name="Default"/>
        <table:table-row table:style-name="ro1">
          <table:table-cell table:style-name="ce1" office:value-type="date" office:date-value="2012-06-02">
            <text:p>02/06/12</text:p>
          </table:table-cell>
          <table:table-cell table:formula="of:=[.A1]+7" office:value-type="date" office:date-value="2012-06-09">
            <text:p>09/06/12</text:p>
          </table:table-cell>
          <table:table-cell table:formula="of:=IF(DAY([.A1])&lt;10;CONCATENATE(&quot;0&quot;;DAY([.A1]));DAY([.A1]))" office:value-type="string" office:string-value="02">
            <text:p>02</text:p>
          </table:table-cell>
          <table:table-cell table:formula="of:=IF(MONTH([.A1])&lt;10;CONCATENATE(&quot;0&quot;;MONTH([.A1]));MONTH([.A1]))" office:value-type="string" office:string-value="06">
            <text:p>06</text:p>
          </table:table-cell>
          <table:table-cell table:formula="of:=IF(DAY([.B1])&lt;10;CONCATENATE(&quot;0&quot;;DAY([.B1]));DAY([.B1]))" office:value-type="string" office:string-value="09">
            <text:p>09</text:p>
          </table:table-cell>
          <table:table-cell table:formula="of:=IF(MONTH([.B1])&lt;10;CONCATENATE(&quot;0&quot;;MONTH([.B1]));MONTH([.B1]))" office:value-type="string" office:string-value="06">
            <text:p>06</text:p>
          </table:table-cell>
          <table:table-cell table:formula="of:=CONCATENATE(&quot;dispo_&quot;;[.C1];&quot;_&quot;;[.D1];&quot;_au_&quot;;[.E1];&quot;_&quot;;[.F1];&quot; = models.BooleanField(&quot;&quot;Disponible du &quot;;[.C1];&quot;-&quot;;[.D1];&quot; au &quot;;[.E1];&quot;-&quot;;[.F1];&quot;&quot;&quot;)&quot;)" office:value-type="string" office:string-value="dispo_02_06_au_09_06 = models.BooleanField(&quot;Disponible du 02-06 au 09-06&quot;)">
            <text:p>dispo_02_06_au_09_06 = models.BooleanField("Disponible du 02-06 au 09-06")</text:p>
          </table:table-cell>
        </table:table-row>
        <table:table-row table:style-name="ro1">
          <table:table-cell table:style-name="ce1" table:formula="of:=[.A1]+7" office:value-type="date" office:date-value="2012-06-09">
            <text:p>09/06/12</text:p>
          </table:table-cell>
          <table:table-cell table:formula="of:=[.A2]+7" office:value-type="date" office:date-value="2012-06-16">
            <text:p>16/06/12</text:p>
          </table:table-cell>
          <table:table-cell table:formula="of:=IF(DAY([.A2])&lt;10;CONCATENATE(&quot;0&quot;;DAY([.A2]));DAY([.A2]))" office:value-type="string" office:string-value="09">
            <text:p>09</text:p>
          </table:table-cell>
          <table:table-cell table:formula="of:=IF(MONTH([.A2])&lt;10;CONCATENATE(&quot;0&quot;;MONTH([.A2]));MONTH([.A2]))" office:value-type="string" office:string-value="06">
            <text:p>06</text:p>
          </table:table-cell>
          <table:table-cell table:formula="of:=IF(DAY([.B2])&lt;10;CONCATENATE(&quot;0&quot;;DAY([.B2]));DAY([.B2]))" office:value-type="float" office:value="16">
            <text:p>16</text:p>
          </table:table-cell>
          <table:table-cell table:formula="of:=IF(MONTH([.B2])&lt;10;CONCATENATE(&quot;0&quot;;MONTH([.B2]));MONTH([.B2]))" office:value-type="string" office:string-value="06">
            <text:p>06</text:p>
          </table:table-cell>
          <table:table-cell table:formula="of:=CONCATENATE(&quot;dispo_&quot;;[.C2];&quot;_&quot;;[.D2];&quot;_au_&quot;;[.E2];&quot;_&quot;;[.F2];&quot; = models.BooleanField(&quot;&quot;Disponible du &quot;;[.C2];&quot;-&quot;;[.D2];&quot; au &quot;;[.E2];&quot;-&quot;;[.F2];&quot;&quot;&quot;)&quot;)" office:value-type="string" office:string-value="dispo_09_06_au_16_06 = models.BooleanField(&quot;Disponible du 09-06 au 16-06&quot;)">
            <text:p>dispo_09_06_au_16_06 = models.BooleanField("Disponible du 09-06 au 16-06")</text:p>
          </table:table-cell>
        </table:table-row>
        <table:table-row table:style-name="ro1">
          <table:table-cell table:style-name="ce1" table:formula="of:=[.A2]+7" office:value-type="date" office:date-value="2012-06-16">
            <text:p>16/06/12</text:p>
          </table:table-cell>
          <table:table-cell table:formula="of:=[.A3]+7" office:value-type="date" office:date-value="2012-06-23">
            <text:p>23/06/12</text:p>
          </table:table-cell>
          <table:table-cell table:formula="of:=IF(DAY([.A3])&lt;10;CONCATENATE(&quot;0&quot;;DAY([.A3]));DAY([.A3]))" office:value-type="float" office:value="16">
            <text:p>16</text:p>
          </table:table-cell>
          <table:table-cell table:formula="of:=IF(MONTH([.A3])&lt;10;CONCATENATE(&quot;0&quot;;MONTH([.A3]));MONTH([.A3]))" office:value-type="string" office:string-value="06">
            <text:p>06</text:p>
          </table:table-cell>
          <table:table-cell table:formula="of:=IF(DAY([.B3])&lt;10;CONCATENATE(&quot;0&quot;;DAY([.B3]));DAY([.B3]))" office:value-type="float" office:value="23">
            <text:p>23</text:p>
          </table:table-cell>
          <table:table-cell table:formula="of:=IF(MONTH([.B3])&lt;10;CONCATENATE(&quot;0&quot;;MONTH([.B3]));MONTH([.B3]))" office:value-type="string" office:string-value="06">
            <text:p>06</text:p>
          </table:table-cell>
          <table:table-cell table:formula="of:=CONCATENATE(&quot;dispo_&quot;;[.C3];&quot;_&quot;;[.D3];&quot;_au_&quot;;[.E3];&quot;_&quot;;[.F3];&quot; = models.BooleanField(&quot;&quot;Disponible du &quot;;[.C3];&quot;-&quot;;[.D3];&quot; au &quot;;[.E3];&quot;-&quot;;[.F3];&quot;&quot;&quot;)&quot;)" office:value-type="string" office:string-value="dispo_16_06_au_23_06 = models.BooleanField(&quot;Disponible du 16-06 au 23-06&quot;)">
            <text:p>dispo_16_06_au_23_06 = models.BooleanField("Disponible du 16-06 au 23-06")</text:p>
          </table:table-cell>
        </table:table-row>
        <table:table-row table:style-name="ro1">
          <table:table-cell table:style-name="ce1" table:formula="of:=[.A3]+7" office:value-type="date" office:date-value="2012-06-23">
            <text:p>23/06/12</text:p>
          </table:table-cell>
          <table:table-cell table:formula="of:=[.A4]+7" office:value-type="date" office:date-value="2012-06-30">
            <text:p>30/06/12</text:p>
          </table:table-cell>
          <table:table-cell table:formula="of:=IF(DAY([.A4])&lt;10;CONCATENATE(&quot;0&quot;;DAY([.A4]));DAY([.A4]))" office:value-type="float" office:value="23">
            <text:p>23</text:p>
          </table:table-cell>
          <table:table-cell table:formula="of:=IF(MONTH([.A4])&lt;10;CONCATENATE(&quot;0&quot;;MONTH([.A4]));MONTH([.A4]))" office:value-type="string" office:string-value="06">
            <text:p>06</text:p>
          </table:table-cell>
          <table:table-cell table:formula="of:=IF(DAY([.B4])&lt;10;CONCATENATE(&quot;0&quot;;DAY([.B4]));DAY([.B4]))" office:value-type="float" office:value="30">
            <text:p>30</text:p>
          </table:table-cell>
          <table:table-cell table:formula="of:=IF(MONTH([.B4])&lt;10;CONCATENATE(&quot;0&quot;;MONTH([.B4]));MONTH([.B4]))" office:value-type="string" office:string-value="06">
            <text:p>06</text:p>
          </table:table-cell>
          <table:table-cell table:formula="of:=CONCATENATE(&quot;dispo_&quot;;[.C4];&quot;_&quot;;[.D4];&quot;_au_&quot;;[.E4];&quot;_&quot;;[.F4];&quot; = models.BooleanField(&quot;&quot;Disponible du &quot;;[.C4];&quot;-&quot;;[.D4];&quot; au &quot;;[.E4];&quot;-&quot;;[.F4];&quot;&quot;&quot;)&quot;)" office:value-type="string" office:string-value="dispo_23_06_au_30_06 = models.BooleanField(&quot;Disponible du 23-06 au 30-06&quot;)">
            <text:p>dispo_23_06_au_30_06 = models.BooleanField("Disponible du 23-06 au 30-06")</text:p>
          </table:table-cell>
        </table:table-row>
        <table:table-row table:style-name="ro1">
          <table:table-cell table:style-name="ce1" table:formula="of:=[.A4]+7" office:value-type="date" office:date-value="2012-06-30">
            <text:p>30/06/12</text:p>
          </table:table-cell>
          <table:table-cell table:formula="of:=[.A5]+7" office:value-type="date" office:date-value="2012-07-07">
            <text:p>07/07/12</text:p>
          </table:table-cell>
          <table:table-cell table:formula="of:=IF(DAY([.A5])&lt;10;CONCATENATE(&quot;0&quot;;DAY([.A5]));DAY([.A5]))" office:value-type="float" office:value="30">
            <text:p>30</text:p>
          </table:table-cell>
          <table:table-cell table:formula="of:=IF(MONTH([.A5])&lt;10;CONCATENATE(&quot;0&quot;;MONTH([.A5]));MONTH([.A5]))" office:value-type="string" office:string-value="06">
            <text:p>06</text:p>
          </table:table-cell>
          <table:table-cell table:formula="of:=IF(DAY([.B5])&lt;10;CONCATENATE(&quot;0&quot;;DAY([.B5]));DAY([.B5]))" office:value-type="string" office:string-value="07">
            <text:p>07</text:p>
          </table:table-cell>
          <table:table-cell table:formula="of:=IF(MONTH([.B5])&lt;10;CONCATENATE(&quot;0&quot;;MONTH([.B5]));MONTH([.B5]))" office:value-type="string" office:string-value="07">
            <text:p>07</text:p>
          </table:table-cell>
          <table:table-cell table:formula="of:=CONCATENATE(&quot;dispo_&quot;;[.C5];&quot;_&quot;;[.D5];&quot;_au_&quot;;[.E5];&quot;_&quot;;[.F5];&quot; = models.BooleanField(&quot;&quot;Disponible du &quot;;[.C5];&quot;-&quot;;[.D5];&quot; au &quot;;[.E5];&quot;-&quot;;[.F5];&quot;&quot;&quot;)&quot;)" office:value-type="string" office:string-value="dispo_30_06_au_07_07 = models.BooleanField(&quot;Disponible du 30-06 au 07-07&quot;)">
            <text:p>dispo_30_06_au_07_07 = models.BooleanField("Disponible du 30-06 au 07-07")</text:p>
          </table:table-cell>
        </table:table-row>
        <table:table-row table:style-name="ro1">
          <table:table-cell table:style-name="ce1" table:formula="of:=[.A5]+7" office:value-type="date" office:date-value="2012-07-07">
            <text:p>07/07/12</text:p>
          </table:table-cell>
          <table:table-cell table:formula="of:=[.A6]+7" office:value-type="date" office:date-value="2012-07-14">
            <text:p>14/07/12</text:p>
          </table:table-cell>
          <table:table-cell table:formula="of:=IF(DAY([.A6])&lt;10;CONCATENATE(&quot;0&quot;;DAY([.A6]));DAY([.A6]))" office:value-type="string" office:string-value="07">
            <text:p>07</text:p>
          </table:table-cell>
          <table:table-cell table:formula="of:=IF(MONTH([.A6])&lt;10;CONCATENATE(&quot;0&quot;;MONTH([.A6]));MONTH([.A6]))" office:value-type="string" office:string-value="07">
            <text:p>07</text:p>
          </table:table-cell>
          <table:table-cell table:formula="of:=IF(DAY([.B6])&lt;10;CONCATENATE(&quot;0&quot;;DAY([.B6]));DAY([.B6]))" office:value-type="float" office:value="14">
            <text:p>14</text:p>
          </table:table-cell>
          <table:table-cell table:formula="of:=IF(MONTH([.B6])&lt;10;CONCATENATE(&quot;0&quot;;MONTH([.B6]));MONTH([.B6]))" office:value-type="string" office:string-value="07">
            <text:p>07</text:p>
          </table:table-cell>
          <table:table-cell table:formula="of:=CONCATENATE(&quot;dispo_&quot;;[.C6];&quot;_&quot;;[.D6];&quot;_au_&quot;;[.E6];&quot;_&quot;;[.F6];&quot; = models.BooleanField(&quot;&quot;Disponible du &quot;;[.C6];&quot;-&quot;;[.D6];&quot; au &quot;;[.E6];&quot;-&quot;;[.F6];&quot;&quot;&quot;)&quot;)" office:value-type="string" office:string-value="dispo_07_07_au_14_07 = models.BooleanField(&quot;Disponible du 07-07 au 14-07&quot;)">
            <text:p>dispo_07_07_au_14_07 = models.BooleanField("Disponible du 07-07 au 14-07")</text:p>
          </table:table-cell>
        </table:table-row>
        <table:table-row table:style-name="ro1">
          <table:table-cell table:style-name="ce1" table:formula="of:=[.A6]+7" office:value-type="date" office:date-value="2012-07-14">
            <text:p>14/07/12</text:p>
          </table:table-cell>
          <table:table-cell table:formula="of:=[.A7]+7" office:value-type="date" office:date-value="2012-07-21">
            <text:p>21/07/12</text:p>
          </table:table-cell>
          <table:table-cell table:formula="of:=IF(DAY([.A7])&lt;10;CONCATENATE(&quot;0&quot;;DAY([.A7]));DAY([.A7]))" office:value-type="float" office:value="14">
            <text:p>14</text:p>
          </table:table-cell>
          <table:table-cell table:formula="of:=IF(MONTH([.A7])&lt;10;CONCATENATE(&quot;0&quot;;MONTH([.A7]));MONTH([.A7]))" office:value-type="string" office:string-value="07">
            <text:p>07</text:p>
          </table:table-cell>
          <table:table-cell table:formula="of:=IF(DAY([.B7])&lt;10;CONCATENATE(&quot;0&quot;;DAY([.B7]));DAY([.B7]))" office:value-type="float" office:value="21">
            <text:p>21</text:p>
          </table:table-cell>
          <table:table-cell table:formula="of:=IF(MONTH([.B7])&lt;10;CONCATENATE(&quot;0&quot;;MONTH([.B7]));MONTH([.B7]))" office:value-type="string" office:string-value="07">
            <text:p>07</text:p>
          </table:table-cell>
          <table:table-cell table:formula="of:=CONCATENATE(&quot;dispo_&quot;;[.C7];&quot;_&quot;;[.D7];&quot;_au_&quot;;[.E7];&quot;_&quot;;[.F7];&quot; = models.BooleanField(&quot;&quot;Disponible du &quot;;[.C7];&quot;-&quot;;[.D7];&quot; au &quot;;[.E7];&quot;-&quot;;[.F7];&quot;&quot;&quot;)&quot;)" office:value-type="string" office:string-value="dispo_14_07_au_21_07 = models.BooleanField(&quot;Disponible du 14-07 au 21-07&quot;)">
            <text:p>dispo_14_07_au_21_07 = models.BooleanField("Disponible du 14-07 au 21-07")</text:p>
          </table:table-cell>
        </table:table-row>
        <table:table-row table:style-name="ro1">
          <table:table-cell table:style-name="ce1" table:formula="of:=[.A7]+7" office:value-type="date" office:date-value="2012-07-21">
            <text:p>21/07/12</text:p>
          </table:table-cell>
          <table:table-cell table:formula="of:=[.A8]+7" office:value-type="date" office:date-value="2012-07-28">
            <text:p>28/07/12</text:p>
          </table:table-cell>
          <table:table-cell table:formula="of:=IF(DAY([.A8])&lt;10;CONCATENATE(&quot;0&quot;;DAY([.A8]));DAY([.A8]))" office:value-type="float" office:value="21">
            <text:p>21</text:p>
          </table:table-cell>
          <table:table-cell table:formula="of:=IF(MONTH([.A8])&lt;10;CONCATENATE(&quot;0&quot;;MONTH([.A8]));MONTH([.A8]))" office:value-type="string" office:string-value="07">
            <text:p>07</text:p>
          </table:table-cell>
          <table:table-cell table:formula="of:=IF(DAY([.B8])&lt;10;CONCATENATE(&quot;0&quot;;DAY([.B8]));DAY([.B8]))" office:value-type="float" office:value="28">
            <text:p>28</text:p>
          </table:table-cell>
          <table:table-cell table:formula="of:=IF(MONTH([.B8])&lt;10;CONCATENATE(&quot;0&quot;;MONTH([.B8]));MONTH([.B8]))" office:value-type="string" office:string-value="07">
            <text:p>07</text:p>
          </table:table-cell>
          <table:table-cell table:formula="of:=CONCATENATE(&quot;dispo_&quot;;[.C8];&quot;_&quot;;[.D8];&quot;_au_&quot;;[.E8];&quot;_&quot;;[.F8];&quot; = models.BooleanField(&quot;&quot;Disponible du &quot;;[.C8];&quot;-&quot;;[.D8];&quot; au &quot;;[.E8];&quot;-&quot;;[.F8];&quot;&quot;&quot;)&quot;)" office:value-type="string" office:string-value="dispo_21_07_au_28_07 = models.BooleanField(&quot;Disponible du 21-07 au 28-07&quot;)">
            <text:p>dispo_21_07_au_28_07 = models.BooleanField("Disponible du 21-07 au 28-07")</text:p>
          </table:table-cell>
        </table:table-row>
        <table:table-row table:style-name="ro1">
          <table:table-cell table:style-name="ce1" table:formula="of:=[.A8]+7" office:value-type="date" office:date-value="2012-07-28">
            <text:p>28/07/12</text:p>
          </table:table-cell>
          <table:table-cell table:formula="of:=[.A9]+7" office:value-type="date" office:date-value="2012-08-04">
            <text:p>04/08/12</text:p>
          </table:table-cell>
          <table:table-cell table:formula="of:=IF(DAY([.A9])&lt;10;CONCATENATE(&quot;0&quot;;DAY([.A9]));DAY([.A9]))" office:value-type="float" office:value="28">
            <text:p>28</text:p>
          </table:table-cell>
          <table:table-cell table:formula="of:=IF(MONTH([.A9])&lt;10;CONCATENATE(&quot;0&quot;;MONTH([.A9]));MONTH([.A9]))" office:value-type="string" office:string-value="07">
            <text:p>07</text:p>
          </table:table-cell>
          <table:table-cell table:formula="of:=IF(DAY([.B9])&lt;10;CONCATENATE(&quot;0&quot;;DAY([.B9]));DAY([.B9]))" office:value-type="string" office:string-value="04">
            <text:p>04</text:p>
          </table:table-cell>
          <table:table-cell table:formula="of:=IF(MONTH([.B9])&lt;10;CONCATENATE(&quot;0&quot;;MONTH([.B9]));MONTH([.B9]))" office:value-type="string" office:string-value="08">
            <text:p>08</text:p>
          </table:table-cell>
          <table:table-cell table:formula="of:=CONCATENATE(&quot;dispo_&quot;;[.C9];&quot;_&quot;;[.D9];&quot;_au_&quot;;[.E9];&quot;_&quot;;[.F9];&quot; = models.BooleanField(&quot;&quot;Disponible du &quot;;[.C9];&quot;-&quot;;[.D9];&quot; au &quot;;[.E9];&quot;-&quot;;[.F9];&quot;&quot;&quot;)&quot;)" office:value-type="string" office:string-value="dispo_28_07_au_04_08 = models.BooleanField(&quot;Disponible du 28-07 au 04-08&quot;)">
            <text:p>dispo_28_07_au_04_08 = models.BooleanField("Disponible du 28-07 au 04-08")</text:p>
          </table:table-cell>
        </table:table-row>
        <table:table-row table:style-name="ro1">
          <table:table-cell table:style-name="ce1" table:formula="of:=[.A9]+7" office:value-type="date" office:date-value="2012-08-04">
            <text:p>04/08/12</text:p>
          </table:table-cell>
          <table:table-cell table:formula="of:=[.A10]+7" office:value-type="date" office:date-value="2012-08-11">
            <text:p>11/08/12</text:p>
          </table:table-cell>
          <table:table-cell table:formula="of:=IF(DAY([.A10])&lt;10;CONCATENATE(&quot;0&quot;;DAY([.A10]));DAY([.A10]))" office:value-type="string" office:string-value="04">
            <text:p>04</text:p>
          </table:table-cell>
          <table:table-cell table:formula="of:=IF(MONTH([.A10])&lt;10;CONCATENATE(&quot;0&quot;;MONTH([.A10]));MONTH([.A10]))" office:value-type="string" office:string-value="08">
            <text:p>08</text:p>
          </table:table-cell>
          <table:table-cell table:formula="of:=IF(DAY([.B10])&lt;10;CONCATENATE(&quot;0&quot;;DAY([.B10]));DAY([.B10]))" office:value-type="float" office:value="11">
            <text:p>11</text:p>
          </table:table-cell>
          <table:table-cell table:formula="of:=IF(MONTH([.B10])&lt;10;CONCATENATE(&quot;0&quot;;MONTH([.B10]));MONTH([.B10]))" office:value-type="string" office:string-value="08">
            <text:p>08</text:p>
          </table:table-cell>
          <table:table-cell table:formula="of:=CONCATENATE(&quot;dispo_&quot;;[.C10];&quot;_&quot;;[.D10];&quot;_au_&quot;;[.E10];&quot;_&quot;;[.F10];&quot; = models.BooleanField(&quot;&quot;Disponible du &quot;;[.C10];&quot;-&quot;;[.D10];&quot; au &quot;;[.E10];&quot;-&quot;;[.F10];&quot;&quot;&quot;)&quot;)" office:value-type="string" office:string-value="dispo_04_08_au_11_08 = models.BooleanField(&quot;Disponible du 04-08 au 11-08&quot;)">
            <text:p>dispo_04_08_au_11_08 = models.BooleanField("Disponible du 04-08 au 11-08")</text:p>
          </table:table-cell>
        </table:table-row>
        <table:table-row table:style-name="ro1">
          <table:table-cell table:style-name="ce1" table:formula="of:=[.A10]+7" office:value-type="date" office:date-value="2012-08-11">
            <text:p>11/08/12</text:p>
          </table:table-cell>
          <table:table-cell table:formula="of:=[.A11]+7" office:value-type="date" office:date-value="2012-08-18">
            <text:p>18/08/12</text:p>
          </table:table-cell>
          <table:table-cell table:formula="of:=IF(DAY([.A11])&lt;10;CONCATENATE(&quot;0&quot;;DAY([.A11]));DAY([.A11]))" office:value-type="float" office:value="11">
            <text:p>11</text:p>
          </table:table-cell>
          <table:table-cell table:formula="of:=IF(MONTH([.A11])&lt;10;CONCATENATE(&quot;0&quot;;MONTH([.A11]));MONTH([.A11]))" office:value-type="string" office:string-value="08">
            <text:p>08</text:p>
          </table:table-cell>
          <table:table-cell table:formula="of:=IF(DAY([.B11])&lt;10;CONCATENATE(&quot;0&quot;;DAY([.B11]));DAY([.B11]))" office:value-type="float" office:value="18">
            <text:p>18</text:p>
          </table:table-cell>
          <table:table-cell table:formula="of:=IF(MONTH([.B11])&lt;10;CONCATENATE(&quot;0&quot;;MONTH([.B11]));MONTH([.B11]))" office:value-type="string" office:string-value="08">
            <text:p>08</text:p>
          </table:table-cell>
          <table:table-cell table:formula="of:=CONCATENATE(&quot;dispo_&quot;;[.C11];&quot;_&quot;;[.D11];&quot;_au_&quot;;[.E11];&quot;_&quot;;[.F11];&quot; = models.BooleanField(&quot;&quot;Disponible du &quot;;[.C11];&quot;-&quot;;[.D11];&quot; au &quot;;[.E11];&quot;-&quot;;[.F11];&quot;&quot;&quot;)&quot;)" office:value-type="string" office:string-value="dispo_11_08_au_18_08 = models.BooleanField(&quot;Disponible du 11-08 au 18-08&quot;)">
            <text:p>dispo_11_08_au_18_08 = models.BooleanField("Disponible du 11-08 au 18-08")</text:p>
          </table:table-cell>
        </table:table-row>
        <table:table-row table:style-name="ro1">
          <table:table-cell table:style-name="ce1" table:formula="of:=[.A11]+7" office:value-type="date" office:date-value="2012-08-18">
            <text:p>18/08/12</text:p>
          </table:table-cell>
          <table:table-cell table:formula="of:=[.A12]+7" office:value-type="date" office:date-value="2012-08-25">
            <text:p>25/08/12</text:p>
          </table:table-cell>
          <table:table-cell table:formula="of:=IF(DAY([.A12])&lt;10;CONCATENATE(&quot;0&quot;;DAY([.A12]));DAY([.A12]))" office:value-type="float" office:value="18">
            <text:p>18</text:p>
          </table:table-cell>
          <table:table-cell table:formula="of:=IF(MONTH([.A12])&lt;10;CONCATENATE(&quot;0&quot;;MONTH([.A12]));MONTH([.A12]))" office:value-type="string" office:string-value="08">
            <text:p>08</text:p>
          </table:table-cell>
          <table:table-cell table:formula="of:=IF(DAY([.B12])&lt;10;CONCATENATE(&quot;0&quot;;DAY([.B12]));DAY([.B12]))" office:value-type="float" office:value="25">
            <text:p>25</text:p>
          </table:table-cell>
          <table:table-cell table:formula="of:=IF(MONTH([.B12])&lt;10;CONCATENATE(&quot;0&quot;;MONTH([.B12]));MONTH([.B12]))" office:value-type="string" office:string-value="08">
            <text:p>08</text:p>
          </table:table-cell>
          <table:table-cell table:formula="of:=CONCATENATE(&quot;dispo_&quot;;[.C12];&quot;_&quot;;[.D12];&quot;_au_&quot;;[.E12];&quot;_&quot;;[.F12];&quot; = models.BooleanField(&quot;&quot;Disponible du &quot;;[.C12];&quot;-&quot;;[.D12];&quot; au &quot;;[.E12];&quot;-&quot;;[.F12];&quot;&quot;&quot;)&quot;)" office:value-type="string" office:string-value="dispo_18_08_au_25_08 = models.BooleanField(&quot;Disponible du 18-08 au 25-08&quot;)">
            <text:p>dispo_18_08_au_25_08 = models.BooleanField("Disponible du 18-08 au 25-08")</text:p>
          </table:table-cell>
        </table:table-row>
        <table:table-row table:style-name="ro1">
          <table:table-cell table:style-name="ce1" table:formula="of:=[.A12]+7" office:value-type="date" office:date-value="2012-08-25">
            <text:p>25/08/12</text:p>
          </table:table-cell>
          <table:table-cell table:formula="of:=[.A13]+7" office:value-type="date" office:date-value="2012-09-01">
            <text:p>01/09/12</text:p>
          </table:table-cell>
          <table:table-cell table:formula="of:=IF(DAY([.A13])&lt;10;CONCATENATE(&quot;0&quot;;DAY([.A13]));DAY([.A13]))" office:value-type="float" office:value="25">
            <text:p>25</text:p>
          </table:table-cell>
          <table:table-cell table:formula="of:=IF(MONTH([.A13])&lt;10;CONCATENATE(&quot;0&quot;;MONTH([.A13]));MONTH([.A13]))" office:value-type="string" office:string-value="08">
            <text:p>08</text:p>
          </table:table-cell>
          <table:table-cell table:formula="of:=IF(DAY([.B13])&lt;10;CONCATENATE(&quot;0&quot;;DAY([.B13]));DAY([.B13]))" office:value-type="string" office:string-value="01">
            <text:p>01</text:p>
          </table:table-cell>
          <table:table-cell table:formula="of:=IF(MONTH([.B13])&lt;10;CONCATENATE(&quot;0&quot;;MONTH([.B13]));MONTH([.B13]))" office:value-type="string" office:string-value="09">
            <text:p>09</text:p>
          </table:table-cell>
          <table:table-cell table:formula="of:=CONCATENATE(&quot;dispo_&quot;;[.C13];&quot;_&quot;;[.D13];&quot;_au_&quot;;[.E13];&quot;_&quot;;[.F13];&quot; = models.BooleanField(&quot;&quot;Disponible du &quot;;[.C13];&quot;-&quot;;[.D13];&quot; au &quot;;[.E13];&quot;-&quot;;[.F13];&quot;&quot;&quot;)&quot;)" office:value-type="string" office:string-value="dispo_25_08_au_01_09 = models.BooleanField(&quot;Disponible du 25-08 au 01-09&quot;)">
            <text:p>dispo_25_08_au_01_09 = models.BooleanField("Disponible du 25-08 au 01-09")</text:p>
          </table:table-cell>
        </table:table-row>
        <table:table-row table:style-name="ro1">
          <table:table-cell table:style-name="ce1" table:formula="of:=[.A13]+7" office:value-type="date" office:date-value="2012-09-01">
            <text:p>01/09/12</text:p>
          </table:table-cell>
          <table:table-cell table:formula="of:=[.A14]+7" office:value-type="date" office:date-value="2012-09-08">
            <text:p>08/09/12</text:p>
          </table:table-cell>
          <table:table-cell table:formula="of:=IF(DAY([.A14])&lt;10;CONCATENATE(&quot;0&quot;;DAY([.A14]));DAY([.A14]))" office:value-type="string" office:string-value="01">
            <text:p>01</text:p>
          </table:table-cell>
          <table:table-cell table:formula="of:=IF(MONTH([.A14])&lt;10;CONCATENATE(&quot;0&quot;;MONTH([.A14]));MONTH([.A14]))" office:value-type="string" office:string-value="09">
            <text:p>09</text:p>
          </table:table-cell>
          <table:table-cell table:formula="of:=IF(DAY([.B14])&lt;10;CONCATENATE(&quot;0&quot;;DAY([.B14]));DAY([.B14]))" office:value-type="string" office:string-value="08">
            <text:p>08</text:p>
          </table:table-cell>
          <table:table-cell table:formula="of:=IF(MONTH([.B14])&lt;10;CONCATENATE(&quot;0&quot;;MONTH([.B14]));MONTH([.B14]))" office:value-type="string" office:string-value="09">
            <text:p>09</text:p>
          </table:table-cell>
          <table:table-cell table:formula="of:=CONCATENATE(&quot;dispo_&quot;;[.C14];&quot;_&quot;;[.D14];&quot;_au_&quot;;[.E14];&quot;_&quot;;[.F14];&quot; = models.BooleanField(&quot;&quot;Disponible du &quot;;[.C14];&quot;-&quot;;[.D14];&quot; au &quot;;[.E14];&quot;-&quot;;[.F14];&quot;&quot;&quot;)&quot;)" office:value-type="string" office:string-value="dispo_01_09_au_08_09 = models.BooleanField(&quot;Disponible du 01-09 au 08-09&quot;)">
            <text:p>dispo_01_09_au_08_09 = models.BooleanField("Disponible du 01-09 au 08-09")</text:p>
          </table:table-cell>
        </table:table-row>
        <table:table-row table:style-name="ro1">
          <table:table-cell table:style-name="ce1" table:formula="of:=[.A14]+7" office:value-type="date" office:date-value="2012-09-08">
            <text:p>08/09/12</text:p>
          </table:table-cell>
          <table:table-cell table:formula="of:=[.A15]+7" office:value-type="date" office:date-value="2012-09-15">
            <text:p>15/09/12</text:p>
          </table:table-cell>
          <table:table-cell table:formula="of:=IF(DAY([.A15])&lt;10;CONCATENATE(&quot;0&quot;;DAY([.A15]));DAY([.A15]))" office:value-type="string" office:string-value="08">
            <text:p>08</text:p>
          </table:table-cell>
          <table:table-cell table:formula="of:=IF(MONTH([.A15])&lt;10;CONCATENATE(&quot;0&quot;;MONTH([.A15]));MONTH([.A15]))" office:value-type="string" office:string-value="09">
            <text:p>09</text:p>
          </table:table-cell>
          <table:table-cell table:formula="of:=IF(DAY([.B15])&lt;10;CONCATENATE(&quot;0&quot;;DAY([.B15]));DAY([.B15]))" office:value-type="float" office:value="15">
            <text:p>15</text:p>
          </table:table-cell>
          <table:table-cell table:formula="of:=IF(MONTH([.B15])&lt;10;CONCATENATE(&quot;0&quot;;MONTH([.B15]));MONTH([.B15]))" office:value-type="string" office:string-value="09">
            <text:p>09</text:p>
          </table:table-cell>
          <table:table-cell table:formula="of:=CONCATENATE(&quot;dispo_&quot;;[.C15];&quot;_&quot;;[.D15];&quot;_au_&quot;;[.E15];&quot;_&quot;;[.F15];&quot; = models.BooleanField(&quot;&quot;Disponible du &quot;;[.C15];&quot;-&quot;;[.D15];&quot; au &quot;;[.E15];&quot;-&quot;;[.F15];&quot;&quot;&quot;)&quot;)" office:value-type="string" office:string-value="dispo_08_09_au_15_09 = models.BooleanField(&quot;Disponible du 08-09 au 15-09&quot;)">
            <text:p>dispo_08_09_au_15_09 = models.BooleanField("Disponible du 08-09 au 15-09")</text:p>
          </table:table-cell>
        </table:table-row>
        <table:table-row table:style-name="ro1">
          <table:table-cell table:style-name="ce1" table:formula="of:=[.A15]+7" office:value-type="date" office:date-value="2012-09-15">
            <text:p>15/09/12</text:p>
          </table:table-cell>
          <table:table-cell table:formula="of:=[.A16]+7" office:value-type="date" office:date-value="2012-09-22">
            <text:p>22/09/12</text:p>
          </table:table-cell>
          <table:table-cell table:formula="of:=IF(DAY([.A16])&lt;10;CONCATENATE(&quot;0&quot;;DAY([.A16]));DAY([.A16]))" office:value-type="float" office:value="15">
            <text:p>15</text:p>
          </table:table-cell>
          <table:table-cell table:formula="of:=IF(MONTH([.A16])&lt;10;CONCATENATE(&quot;0&quot;;MONTH([.A16]));MONTH([.A16]))" office:value-type="string" office:string-value="09">
            <text:p>09</text:p>
          </table:table-cell>
          <table:table-cell table:formula="of:=IF(DAY([.B16])&lt;10;CONCATENATE(&quot;0&quot;;DAY([.B16]));DAY([.B16]))" office:value-type="float" office:value="22">
            <text:p>22</text:p>
          </table:table-cell>
          <table:table-cell table:formula="of:=IF(MONTH([.B16])&lt;10;CONCATENATE(&quot;0&quot;;MONTH([.B16]));MONTH([.B16]))" office:value-type="string" office:string-value="09">
            <text:p>09</text:p>
          </table:table-cell>
          <table:table-cell table:formula="of:=CONCATENATE(&quot;dispo_&quot;;[.C16];&quot;_&quot;;[.D16];&quot;_au_&quot;;[.E16];&quot;_&quot;;[.F16];&quot; = models.BooleanField(&quot;&quot;Disponible du &quot;;[.C16];&quot;-&quot;;[.D16];&quot; au &quot;;[.E16];&quot;-&quot;;[.F16];&quot;&quot;&quot;)&quot;)" office:value-type="string" office:string-value="dispo_15_09_au_22_09 = models.BooleanField(&quot;Disponible du 15-09 au 22-09&quot;)">
            <text:p>dispo_15_09_au_22_09 = models.BooleanField("Disponible du 15-09 au 22-09")</text:p>
          </table:table-cell>
        </table:table-row>
        <table:table-row table:style-name="ro1">
          <table:table-cell table:style-name="ce1" table:formula="of:=[.A16]+7" office:value-type="date" office:date-value="2012-09-22">
            <text:p>22/09/12</text:p>
          </table:table-cell>
          <table:table-cell table:formula="of:=[.A17]+7" office:value-type="date" office:date-value="2012-09-29">
            <text:p>29/09/12</text:p>
          </table:table-cell>
          <table:table-cell table:formula="of:=IF(DAY([.A17])&lt;10;CONCATENATE(&quot;0&quot;;DAY([.A17]));DAY([.A17]))" office:value-type="float" office:value="22">
            <text:p>22</text:p>
          </table:table-cell>
          <table:table-cell table:formula="of:=IF(MONTH([.A17])&lt;10;CONCATENATE(&quot;0&quot;;MONTH([.A17]));MONTH([.A17]))" office:value-type="string" office:string-value="09">
            <text:p>09</text:p>
          </table:table-cell>
          <table:table-cell table:formula="of:=IF(DAY([.B17])&lt;10;CONCATENATE(&quot;0&quot;;DAY([.B17]));DAY([.B17]))" office:value-type="float" office:value="29">
            <text:p>29</text:p>
          </table:table-cell>
          <table:table-cell table:formula="of:=IF(MONTH([.B17])&lt;10;CONCATENATE(&quot;0&quot;;MONTH([.B17]));MONTH([.B17]))" office:value-type="string" office:string-value="09">
            <text:p>09</text:p>
          </table:table-cell>
          <table:table-cell table:formula="of:=CONCATENATE(&quot;dispo_&quot;;[.C17];&quot;_&quot;;[.D17];&quot;_au_&quot;;[.E17];&quot;_&quot;;[.F17];&quot; = models.BooleanField(&quot;&quot;Disponible du &quot;;[.C17];&quot;-&quot;;[.D17];&quot; au &quot;;[.E17];&quot;-&quot;;[.F17];&quot;&quot;&quot;)&quot;)" office:value-type="string" office:string-value="dispo_22_09_au_29_09 = models.BooleanField(&quot;Disponible du 22-09 au 29-09&quot;)">
            <text:p>dispo_22_09_au_29_09 = models.BooleanField("Disponible du 22-09 au 29-09")</text:p>
          </table:table-cell>
        </table:table-row>
        <table:table-row table:style-name="ro1">
          <table:table-cell table:style-name="ce1" table:formula="of:=[.A17]+7" office:value-type="date" office:date-value="2012-09-29">
            <text:p>29/09/12</text:p>
          </table:table-cell>
          <table:table-cell table:formula="of:=[.A18]+7" office:value-type="date" office:date-value="2012-10-06">
            <text:p>06/10/12</text:p>
          </table:table-cell>
          <table:table-cell table:formula="of:=IF(DAY([.A18])&lt;10;CONCATENATE(&quot;0&quot;;DAY([.A18]));DAY([.A18]))" office:value-type="float" office:value="29">
            <text:p>29</text:p>
          </table:table-cell>
          <table:table-cell table:formula="of:=IF(MONTH([.A18])&lt;10;CONCATENATE(&quot;0&quot;;MONTH([.A18]));MONTH([.A18]))" office:value-type="string" office:string-value="09">
            <text:p>09</text:p>
          </table:table-cell>
          <table:table-cell table:formula="of:=IF(DAY([.B18])&lt;10;CONCATENATE(&quot;0&quot;;DAY([.B18]));DAY([.B18]))" office:value-type="string" office:string-value="06">
            <text:p>06</text:p>
          </table:table-cell>
          <table:table-cell table:formula="of:=IF(MONTH([.B18])&lt;10;CONCATENATE(&quot;0&quot;;MONTH([.B18]));MONTH([.B18]))" office:value-type="float" office:value="10">
            <text:p>10</text:p>
          </table:table-cell>
          <table:table-cell table:formula="of:=CONCATENATE(&quot;dispo_&quot;;[.C18];&quot;_&quot;;[.D18];&quot;_au_&quot;;[.E18];&quot;_&quot;;[.F18];&quot; = models.BooleanField(&quot;&quot;Disponible du &quot;;[.C18];&quot;-&quot;;[.D18];&quot; au &quot;;[.E18];&quot;-&quot;;[.F18];&quot;&quot;&quot;)&quot;)" office:value-type="string" office:string-value="dispo_29_09_au_06_10 = models.BooleanField(&quot;Disponible du 29-09 au 06-10&quot;)">
            <text:p>dispo_29_09_au_06_10 = models.BooleanField("Disponible du 29-09 au 06-10")</text:p>
          </table:table-cell>
        </table:table-row>
        <table:table-row table:style-name="ro1">
          <table:table-cell table:style-name="ce1" table:formula="of:=[.A18]+7" office:value-type="date" office:date-value="2012-10-06">
            <text:p>06/10/12</text:p>
          </table:table-cell>
          <table:table-cell table:formula="of:=[.A19]+7" office:value-type="date" office:date-value="2012-10-13">
            <text:p>13/10/12</text:p>
          </table:table-cell>
          <table:table-cell table:formula="of:=IF(DAY([.A19])&lt;10;CONCATENATE(&quot;0&quot;;DAY([.A19]));DAY([.A19]))" office:value-type="string" office:string-value="06">
            <text:p>06</text:p>
          </table:table-cell>
          <table:table-cell table:formula="of:=IF(MONTH([.A19])&lt;10;CONCATENATE(&quot;0&quot;;MONTH([.A19]));MONTH([.A19]))" office:value-type="float" office:value="10">
            <text:p>10</text:p>
          </table:table-cell>
          <table:table-cell table:formula="of:=IF(DAY([.B19])&lt;10;CONCATENATE(&quot;0&quot;;DAY([.B19]));DAY([.B19]))" office:value-type="float" office:value="13">
            <text:p>13</text:p>
          </table:table-cell>
          <table:table-cell table:formula="of:=IF(MONTH([.B19])&lt;10;CONCATENATE(&quot;0&quot;;MONTH([.B19]));MONTH([.B19]))" office:value-type="float" office:value="10">
            <text:p>10</text:p>
          </table:table-cell>
          <table:table-cell table:formula="of:=CONCATENATE(&quot;dispo_&quot;;[.C19];&quot;_&quot;;[.D19];&quot;_au_&quot;;[.E19];&quot;_&quot;;[.F19];&quot; = models.BooleanField(&quot;&quot;Disponible du &quot;;[.C19];&quot;-&quot;;[.D19];&quot; au &quot;;[.E19];&quot;-&quot;;[.F19];&quot;&quot;&quot;)&quot;)" office:value-type="string" office:string-value="dispo_06_10_au_13_10 = models.BooleanField(&quot;Disponible du 06-10 au 13-10&quot;)">
            <text:p>dispo_06_10_au_13_10 = models.BooleanField("Disponible du 06-10 au 13-10")</text:p>
          </table:table-cell>
        </table:table-row>
        <table:table-row table:style-name="ro1">
          <table:table-cell table:style-name="ce1" table:formula="of:=[.A19]+7" office:value-type="date" office:date-value="2012-10-13">
            <text:p>13/10/12</text:p>
          </table:table-cell>
          <table:table-cell table:formula="of:=[.A20]+7" office:value-type="date" office:date-value="2012-10-20">
            <text:p>20/10/12</text:p>
          </table:table-cell>
          <table:table-cell table:formula="of:=IF(DAY([.A20])&lt;10;CONCATENATE(&quot;0&quot;;DAY([.A20]));DAY([.A20]))" office:value-type="float" office:value="13">
            <text:p>13</text:p>
          </table:table-cell>
          <table:table-cell table:formula="of:=IF(MONTH([.A20])&lt;10;CONCATENATE(&quot;0&quot;;MONTH([.A20]));MONTH([.A20]))" office:value-type="float" office:value="10">
            <text:p>10</text:p>
          </table:table-cell>
          <table:table-cell table:formula="of:=IF(DAY([.B20])&lt;10;CONCATENATE(&quot;0&quot;;DAY([.B20]));DAY([.B20]))" office:value-type="float" office:value="20">
            <text:p>20</text:p>
          </table:table-cell>
          <table:table-cell table:formula="of:=IF(MONTH([.B20])&lt;10;CONCATENATE(&quot;0&quot;;MONTH([.B20]));MONTH([.B20]))" office:value-type="float" office:value="10">
            <text:p>10</text:p>
          </table:table-cell>
          <table:table-cell table:formula="of:=CONCATENATE(&quot;dispo_&quot;;[.C20];&quot;_&quot;;[.D20];&quot;_au_&quot;;[.E20];&quot;_&quot;;[.F20];&quot; = models.BooleanField(&quot;&quot;Disponible du &quot;;[.C20];&quot;-&quot;;[.D20];&quot; au &quot;;[.E20];&quot;-&quot;;[.F20];&quot;&quot;&quot;)&quot;)" office:value-type="string" office:string-value="dispo_13_10_au_20_10 = models.BooleanField(&quot;Disponible du 13-10 au 20-10&quot;)">
            <text:p>dispo_13_10_au_20_10 = models.BooleanField("Disponible du 13-10 au 20-10")</text:p>
          </table:table-cell>
        </table:table-row>
        <table:table-row table:style-name="ro1">
          <table:table-cell table:style-name="ce1" table:formula="of:=[.A20]+7" office:value-type="date" office:date-value="2012-10-20">
            <text:p>20/10/12</text:p>
          </table:table-cell>
          <table:table-cell table:formula="of:=[.A21]+7" office:value-type="date" office:date-value="2012-10-27">
            <text:p>27/10/12</text:p>
          </table:table-cell>
          <table:table-cell table:formula="of:=IF(DAY([.A21])&lt;10;CONCATENATE(&quot;0&quot;;DAY([.A21]));DAY([.A21]))" office:value-type="float" office:value="20">
            <text:p>20</text:p>
          </table:table-cell>
          <table:table-cell table:formula="of:=IF(MONTH([.A21])&lt;10;CONCATENATE(&quot;0&quot;;MONTH([.A21]));MONTH([.A21]))" office:value-type="float" office:value="10">
            <text:p>10</text:p>
          </table:table-cell>
          <table:table-cell table:formula="of:=IF(DAY([.B21])&lt;10;CONCATENATE(&quot;0&quot;;DAY([.B21]));DAY([.B21]))" office:value-type="float" office:value="27">
            <text:p>27</text:p>
          </table:table-cell>
          <table:table-cell table:formula="of:=IF(MONTH([.B21])&lt;10;CONCATENATE(&quot;0&quot;;MONTH([.B21]));MONTH([.B21]))" office:value-type="float" office:value="10">
            <text:p>10</text:p>
          </table:table-cell>
          <table:table-cell table:formula="of:=CONCATENATE(&quot;dispo_&quot;;[.C21];&quot;_&quot;;[.D21];&quot;_au_&quot;;[.E21];&quot;_&quot;;[.F21];&quot; = models.BooleanField(&quot;&quot;Disponible du &quot;;[.C21];&quot;-&quot;;[.D21];&quot; au &quot;;[.E21];&quot;-&quot;;[.F21];&quot;&quot;&quot;)&quot;)" office:value-type="string" office:string-value="dispo_20_10_au_27_10 = models.BooleanField(&quot;Disponible du 20-10 au 27-10&quot;)">
            <text:p>dispo_20_10_au_27_10 = models.BooleanField("Disponible du 20-10 au 27-10")</text:p>
          </table:table-cell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/01/2012</text:date>, <text:time>09:2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etnico </meta:initial-creator>
    <meta:creation-date>2012-01-09T09:18:01</meta:creation-date>
    <dc:date>2012-01-09T09:25:55</dc:date>
    <dc:creator>stefetnico </dc:creator>
    <meta:editing-duration>PT7M54S</meta:editing-duration>
    <meta:editing-cycles>1</meta:editing-cycles>
    <meta:document-statistic meta:table-count="3" meta:cell-count="147" meta:object-count="0"/>
    <meta:generator>LibreOffice/3.4$Linux LibreOffice_project/340m1$Build-402</meta:generator>
  </office:meta>
</office:document-meta>
</file>